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f92ea" officeooo:paragraph-rsid="000f92ea"/>
    </style:style>
    <style:style style:name="P2" style:family="paragraph" style:parent-style-name="Standard">
      <style:paragraph-properties fo:text-align="end" style:justify-single-word="false"/>
      <style:text-properties fo:font-weight="bold" officeooo:rsid="000f92ea" officeooo:paragraph-rsid="000f92e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f92ea" officeooo:paragraph-rsid="000f92ea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{title}</text:p>
      <text:p text:style-name="P1">{#sections}</text:p>
      <text:p text:style-name="P2">{title}</text:p>
      <text:p text:style-name="P1">{#paragraphs}</text:p>
      <text:p text:style-name="P1">{.}</text:p>
      <text:p text:style-name="P1">{/}</text:p>
      <text:p text:style-name="P1">{/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49:40.858108279</meta:creation-date>
    <dc:date>2019-04-24T18:52:11.645211957</dc:date>
    <meta:editing-duration>PT2M33S</meta:editing-duration>
    <meta:editing-cycles>1</meta:editing-cycles>
    <meta:document-statistic meta:table-count="0" meta:image-count="0" meta:object-count="0" meta:page-count="1" meta:paragraph-count="7" meta:word-count="7" meta:character-count="47" meta:non-whitespace-character-count="47"/>
    <meta:generator>LibreOffice/6.1.3.2$Linux_X86_64 LibreOffice_project/10$Build-2</meta:generator>
  </office:meta>
</office:document-meta>
</file>